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8.5pt" fo:font-style="italic" style:font-name-asian="Segoe UI" style:font-size-asian="8.5pt" style:font-style-asian="italic" style:font-name-complex="Segoe UI" style:font-size-complex="8.5pt" style:font-style-complex="italic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text-position="super 58%"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000000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00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0" style:family="text">
      <style:text-properties fo:color="#000000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1" style:family="text">
      <style:text-properties fo:color="#000000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2" style:family="text">
      <style:text-properties fo:color="#000000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0.762cm">
          <draw:text-box>
            <text:p text:style-name="P1"><text:span text:style-name="T1">Old Testament Reading</text:span></text:p>
            <text:p text:style-name="P1"><text:span text:style-name="T2">Isaiah 64:1–9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638cm" svg:height="7.766cm" svg:x="1.524cm" svg:y="0.762cm">
          <draw:text-box>
            <text:p><text:span text:style-name="T3">1</text:span><text:span text:style-name="T4">Oh that you would rend the heavens and come down, that the mountains might quake at your presence— </text:span><text:span text:style-name="T3">2</text:span><text:span text:style-name="T4"> as when fire kindles brushwood</text:span></text:p>
            <text:p><text:span text:style-name="T4">and the fire causes water to boil— to make your name known to your adversarie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638cm" svg:height="6.263cm" svg:x="1.524cm" svg:y="0.762cm">
          <draw:text-box>
            <text:p><text:span text:style-name="T4">and that the nations might tremble at your presence! </text:span><text:span text:style-name="T3">3</text:span><text:span text:style-name="T4">When you did awesome things that we did not look for, you came down, the mountains quaked at your prese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4" draw:layer="layout" svg:width="24.638cm" svg:height="4.091cm" svg:x="1.524cm" svg:y="0.762cm">
          <draw:text-box>
            <text:p><text:span text:style-name="T5">4</text:span><text:span text:style-name="T6">From of old no one has heard or perceived by the ear, no eye has seen a God besides you,</text:span></text:p>
            <text:p><text:span text:style-name="T6">who acts for those who wait for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4.638cm" svg:height="7.766cm" svg:x="1.524cm" svg:y="0.762cm">
          <draw:text-box>
            <text:p><text:span text:style-name="T3">5</text:span><text:span text:style-name="T4">You meet him who joyfully works righteousness, those who remember you in your ways. Behold, you were angry, and we sinned; in our sins we have been a long time, and shall we be save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5" draw:layer="layout" svg:width="24.892cm" svg:height="6.604cm" svg:x="1.524cm" svg:y="0.762cm">
          <draw:text-box>
            <text:p><text:span text:style-name="T3">6</text:span><text:span text:style-name="T4">We have all become like one who is unclean,</text:span></text:p>
            <text:p><text:span text:style-name="T4">and all our righteous deeds are like a polluted garment. We all fade like a leaf, and our iniquities, like the wind, take us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7" draw:layer="layout" svg:width="24.892cm" svg:height="6.604cm" svg:x="1.524cm" svg:y="0.762cm">
          <draw:text-box>
            <text:p text:style-name="P6"><text:span text:style-name="T7">7</text:span><text:span text:style-name="T8">There is no one who calls upon your name, who rouses himself to take hold of you; for you have hidden your face from us, and have made us melt in the hand of our iniquit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8" draw:layer="layout" svg:width="24.892cm" svg:height="5.08cm" svg:x="1.524cm" svg:y="1.016cm">
          <draw:text-box>
            <text:p text:style-name="P6"><text:span text:style-name="T9">8</text:span><text:span text:style-name="T8">But now, O L</text:span><text:span text:style-name="T10">ORD</text:span><text:span text:style-name="T8">, you are our Father; we are the clay, and you are our potter; we are all the work of your h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8" draw:text-style-name="P9" draw:layer="layout" svg:width="24.892cm" svg:height="5.588cm" svg:x="1.524cm" svg:y="0.762cm">
          <draw:text-box>
            <text:p text:style-name="P6"><text:span text:style-name="T11">9</text:span><text:span text:style-name="T12">Be not so terribly angry, O LORD, and remember not iniquity forever.</text:span></text:p>
            <text:p text:style-name="P6"><text:span text:style-name="T12">Behold, please look, we are all your peopl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20:48:40.836000000</meta:creation-date>
    <dc:date>2017-11-30T13:41:09.088000000</dc:date>
    <meta:editing-duration>PT12M54S</meta:editing-duration>
    <meta:editing-cycles>6</meta:editing-cycles>
    <meta:generator>LibreOffice/5.4.3.2$Windows_X86_64 LibreOffice_project/92a7159f7e4af62137622921e809f8546db437e5</meta:generator>
    <meta:document-statistic meta:object-count="48"/>
  </office:meta>
</office:document-meta>
</file>